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Dashed_20__28_var_29__20_4" svg:stroke-width="0.026cm" svg:stroke-color="#ea999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595959" draw:stroke-linejoin="round" draw:fill="solid" draw:fill-color="#fce5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solid" svg:stroke-width="0.026cm" svg:stroke-color="#595959" draw:stroke-linejoin="round" draw:fill="solid" draw:fill-color="#c9daf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000000" draw:stroke-linejoin="round" draw:fill="solid" draw:fill-color="#efefef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fce5cd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c9daf8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ff0000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dash" draw:stroke-dash="Dashed_20__28_var_29__20_4" svg:stroke-width="0.026cm" svg:stroke-color="#000000" draw:stroke-linejoin="round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>
      <style:graphic-properties style:protect="size"/>
    </style:style>
    <style:style style:name="pr1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" style:family="presentation" style:parent-style-name="BLANK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solid" draw:fill-color="#fce5cd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c9daf8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italic" style:text-underline-style="none" fo:font-weight="normal" style:font-name-asian="Ari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bold" style:font-name-asian="Arial" style:font-size-asian="10pt" style:font-style-asian="normal" style:font-weight-asian="bold" style:font-name-complex="Arial" style:font-size-complex="10pt" style:font-style-complex="normal" style:font-weight-complex="bold"/>
    </style:style>
    <style:style style:name="T4" style:family="text">
      <style:text-properties fo:font-variant="normal" fo:text-transform="none" fo:color="#595959" style:text-line-through-style="none" style:text-line-through-type="none" style:text-position="30% 58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T6" style:family="text">
      <style:text-properties fo:font-variant="normal" fo:text-transform="none" fo:color="#595959" style:text-line-through-style="none" style:text-line-through-type="none" style:text-position="0% 100%" style:font-name="Arial" fo:font-size="7pt" fo:letter-spacing="normal" fo:font-style="normal" style:text-underline-style="none" fo:font-weight="normal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7" style:family="text">
      <style:text-properties fo:font-variant="normal" fo:text-transform="none" fo:color="#595959" style:text-line-through-style="none" style:text-line-through-type="none" style:text-position="0% 100%" style:font-name="Arial" fo:font-size="7pt" fo:letter-spacing="normal" fo:font-style="italic" style:text-underline-style="none" fo:font-weight="normal" style:font-name-asian="Arial" style:font-size-asian="7pt" style:font-style-asian="italic" style:font-weight-asian="normal" style:font-name-complex="Arial" style:font-size-complex="7pt" style:font-style-complex="italic" style:font-weight-complex="normal"/>
    </style:style>
    <style:style style:name="T8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46cm" text:min-label-width="0.81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54;p13" draw:style-name="gr1" draw:text-style-name="P1" draw:layer="layout" svg:width="16.505cm" svg:height="1.727cm" draw:transform="rotate (-3.14159265358979) translate (18.926cm 8.124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56;p13" draw:style-name="gr2" draw:text-style-name="P2" draw:layer="layout" svg:width="1.318cm" svg:height="1.318cm" svg:x="6.446cm" svg:y="1.981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Google Shape;57;p13" draw:style-name="gr3" draw:text-style-name="P3" draw:layer="layout" svg:width="1.318cm" svg:height="1.318cm" svg:x="15.215cm" svg:y="1.981cm">
          <text:p/>
          <draw:enhanced-geometry draw:mirror-horizontal="false" draw:mirror-vertical="false" draw:text-areas="?f17 ?f20 ?f18 ?f21" svg:viewBox="0 0 0 0" draw:type="ooxml-smileyFace" draw:modifiers="4653" draw:enhanced-path="M 0 ?f19 Z S N M ?f2 ?f5 M ?f3 ?f5  N M ?f1 ?f8 Q ?f16 ?f11 ?f4 ?f8 F N M 0 ?f19 Z F N" drawooo:enhanced-path="M 0 ?f19 G ?f12 ?f14 ?f26 ?f27 Z S N M ?f2 ?f5 G ?f22 ?f23 ?f28 ?f29 M ?f3 ?f5 G ?f22 ?f23 ?f30 ?f31 I N M ?f1 ?f8 Q ?f16 ?f11 ?f4 ?f8 F N M 0 ?f19 G ?f12 ?f14 ?f32 ?f33 Z F N">
            <draw:equation draw:name="f0" draw:formula="if(-4653-$0 ,-4653,if(4653-$0 ,$0 ,4653))"/>
            <draw:equation draw:name="f1" draw:formula="logwidth*4969/21699"/>
            <draw:equation draw:name="f2" draw:formula="logwidth*6215/21600"/>
            <draw:equation draw:name="f3" draw:formula="logwidth*13135/21600"/>
            <draw:equation draw:name="f4" draw:formula="logwidth*16640/21600"/>
            <draw:equation draw:name="f5" draw:formula="logheight*7570/21600"/>
            <draw:equation draw:name="f6" draw:formula="logheight*16515/21600"/>
            <draw:equation draw:name="f7" draw:formula="logheight*?f0 /100000"/>
            <draw:equation draw:name="f8" draw:formula="?f6 +0-?f7 "/>
            <draw:equation draw:name="f9" draw:formula="?f6 +?f7 -0"/>
            <draw:equation draw:name="f10" draw:formula="logheight*?f0 /50000"/>
            <draw:equation draw:name="f11" draw:formula="?f9 +?f10 -0"/>
            <draw:equation draw:name="f12" draw:formula="logwidth/2"/>
            <draw:equation draw:name="f13" draw:formula="?f12 *cos(pi*(2700000)/10800000)"/>
            <draw:equation draw:name="f14" draw:formula="logheight/2"/>
            <draw:equation draw:name="f15" draw:formula="?f14 *sin(pi*(2700000)/10800000)"/>
            <draw:equation draw:name="f16" draw:formula="logwidth/2"/>
            <draw:equation draw:name="f17" draw:formula="?f16 +0-?f13 "/>
            <draw:equation draw:name="f18" draw:formula="?f16 +?f13 -0"/>
            <draw:equation draw:name="f19" draw:formula="logheight/2"/>
            <draw:equation draw:name="f20" draw:formula="?f19 +0-?f15 "/>
            <draw:equation draw:name="f21" draw:formula="?f19 +?f15 -0"/>
            <draw:equation draw:name="f22" draw:formula="logwidth*1125/21600"/>
            <draw:equation draw:name="f23" draw:formula="logheight*1125/21600"/>
            <draw:equation draw:name="f24" draw:formula="logheight"/>
            <draw:equation draw:name="f25" draw:formula="logwidth"/>
            <draw:equation draw:name="f26" draw:formula="(10800000)/60000.0"/>
            <draw:equation draw:name="f27" draw:formula="(21600000)/60000.0"/>
            <draw:equation draw:name="f28" draw:formula="(10800000)/60000.0"/>
            <draw:equation draw:name="f29" draw:formula="(21600000)/60000.0"/>
            <draw:equation draw:name="f30" draw:formula="(10800000)/60000.0"/>
            <draw:equation draw:name="f31" draw:formula="(21600000)/60000.0"/>
            <draw:equation draw:name="f32" draw:formula="(10800000)/60000.0"/>
            <draw:equation draw:name="f33" draw:formula="(21600000)/60000.0"/>
            <draw:handle draw:handle-position="?f16 ?f9" draw:handle-range-y-maximum="4653" draw:handle-range-y-minimum="-4653"/>
          </draw:enhanced-geometry>
        </draw:custom-shape>
        <draw:custom-shape draw:name="Google Shape;58;p13" draw:style-name="gr4" draw:text-style-name="P5" draw:layer="layout" svg:width="5.552cm" svg:height="1.355cm" svg:x="8.774cm" svg:y="1.956cm">
          <text:p text:style-name="P4"><text:span text:style-name="T1">p</text:span><text:span text:style-name="T2"> = 23 (número primo grande)</text:span></text:p>
          <text:p text:style-name="P4"><text:span text:style-name="T1">g</text:span><text:span text:style-name="T2"> = 5 (número entero &lt;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9;p13" draw:style-name="gr5" draw:text-style-name="P1" draw:layer="layout" svg:width="1.008cm" svg:height="0.001cm" svg:x="7.765cm" svg:y="2.64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0;p13" draw:style-name="gr5" draw:text-style-name="P1" draw:layer="layout" svg:width="0.887cm" svg:height="0.001cm" draw:transform="rotate (-3.14159265358979) translate (15.215cm 2.64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1;p13" draw:style-name="gr6" draw:text-style-name="P6" draw:layer="layout" svg:width="1.373cm" svg:height="0.932cm" svg:x="6.419cm" svg:y="0.91cm">
          <text:p text:style-name="P4"><text:span text:style-name="T2">Al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;p13" draw:style-name="gr6" draw:text-style-name="P6" draw:layer="layout" svg:width="1.373cm" svg:height="0.932cm" svg:x="15.188cm" svg:y="1.04cm">
          <text:p text:style-name="P4"><text:span text:style-name="T2">Bo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3;p13" draw:style-name="gr7" draw:text-style-name="P2" draw:layer="layout" svg:width="3.26cm" svg:height="1.355cm" svg:x="5.475cm" svg:y="4.533cm">
          <text:p text:style-name="P4"><text:span text:style-name="T3">Clave privada</text:span></text:p>
          <text:p text:style-name="P4"><text:span text:style-name="T1">a</text:span><text:span text:style-name="T2"> = 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3" draw:style-name="gr5" draw:text-style-name="P1" draw:layer="layout" svg:width="0.001cm" svg:height="1.232cm" svg:x="7.106cm" svg:y="3.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;p13" draw:style-name="gr8" draw:text-style-name="P3" draw:layer="layout" svg:width="3.26cm" svg:height="1.355cm" svg:x="14.245cm" svg:y="4.533cm">
          <text:p text:style-name="P4"><text:span text:style-name="T3">Clave privada</text:span></text:p>
          <text:p text:style-name="P4"><text:span text:style-name="T1">b</text:span><text:span text:style-name="T2"> = 15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;p13" draw:style-name="gr5" draw:text-style-name="P1" draw:layer="layout" svg:width="0.001cm" svg:height="1.232cm" svg:x="15.875cm" svg:y="3.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;p13" draw:style-name="gr7" draw:text-style-name="P2" draw:layer="layout" svg:width="3.26cm" svg:height="1.778cm" svg:x="5.475cm" svg:y="6.933cm">
          <text:p text:style-name="P4"><text:span text:style-name="T3">Clave pública</text:span></text:p>
          <text:p text:style-name="P4"><text:span text:style-name="T1">A</text:span><text:span text:style-name="T2"> = g</text:span><text:span text:style-name="T4">a</text:span><text:span text:style-name="T2"> mod p</text:span></text:p>
          <text:p text:style-name="P4"><text:span text:style-name="T2">8 = 5</text:span><text:span text:style-name="T4">6</text:span><text:span text:style-name="T2"> mod 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8;p13" draw:style-name="gr8" draw:text-style-name="P3" draw:layer="layout" svg:width="3.26cm" svg:height="1.778cm" svg:x="14.245cm" svg:y="6.933cm">
          <text:p text:style-name="P4"><text:span text:style-name="T3">Clave pública</text:span></text:p>
          <text:p text:style-name="P4"><text:span text:style-name="T1">B</text:span><text:span text:style-name="T2"> = g</text:span><text:span text:style-name="T4">b</text:span><text:span text:style-name="T2"> mod p</text:span></text:p>
          <text:p text:style-name="P4"><text:span text:style-name="T2">19 = 5</text:span><text:span text:style-name="T4">15</text:span><text:span text:style-name="T2"> mod 23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9;p13" draw:style-name="gr4" draw:text-style-name="P5" draw:layer="layout" svg:width="1.373cm" svg:height="0.932cm" svg:x="10.864cm" svg:y="11.651cm">
          <text:p text:style-name="P4"><text:span text:style-name="T1">S </text:span><text:span text:style-name="T2">=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;p13" draw:style-name="gr7" draw:text-style-name="P2" draw:layer="layout" svg:width="3.719cm" svg:height="1.778cm" svg:x="5.246cm" svg:y="9.76cm">
          <text:p text:style-name="P4"><text:span text:style-name="T3">Clave sesión S</text:span></text:p>
          <text:p text:style-name="P4"><text:span text:style-name="T1">S</text:span><text:span text:style-name="T2"> = B</text:span><text:span text:style-name="T4">a</text:span><text:span text:style-name="T2"> mod p</text:span></text:p>
          <text:p text:style-name="P4"><text:span text:style-name="T1">S</text:span><text:span text:style-name="T2"> = 19</text:span><text:span text:style-name="T4">6</text:span><text:span text:style-name="T2"> mod 23 =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3" draw:style-name="gr8" draw:text-style-name="P3" draw:layer="layout" svg:width="3.853cm" svg:height="1.778cm" svg:x="13.948cm" svg:y="9.76cm">
          <text:p text:style-name="P4"><text:span text:style-name="T3">Clave sesión S</text:span></text:p>
          <text:p text:style-name="P4"><text:span text:style-name="T1">S</text:span><text:span text:style-name="T2"> = A</text:span><text:span text:style-name="T4">b</text:span><text:span text:style-name="T2"> mod p</text:span></text:p>
          <text:p text:style-name="P4"><text:span text:style-name="T1">S</text:span><text:span text:style-name="T2"> = 8</text:span><text:span text:style-name="T4">15</text:span><text:span text:style-name="T2"> mod 23 = 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3" draw:style-name="gr9" draw:text-style-name="P1" draw:layer="layout" svg:width="0.001cm" svg:height="2.612cm" draw:transform="rotate (-3.14159265358979) translate (5.475cm 7.83cm)">
          <text:p/>
          <draw:enhanced-geometry draw:mirror-horizontal="true" draw:mirror-vertical="false" draw:text-areas="0 0 ?f5 ?f6" svg:viewBox="0 0 0 0" draw:type="ooxml-curvedConnector3" draw:modifiers="-8029166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55;p13" draw:style-name="gr6" draw:text-style-name="P6" draw:layer="layout" svg:width="4.489cm" svg:height="3.809cm" svg:x="0.177cm" svg:y="8.124cm">
          <text:p text:style-name="P4"><text:span text:style-name="T5">Calcular la clave privada desde la pública es prohibitivo para números primos gran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3" draw:style-name="gr5" draw:text-style-name="P1" draw:layer="layout" svg:width="0.001cm" svg:height="1.031cm" svg:x="7.106cm" svg:y="5.9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4;p13" draw:style-name="gr5" draw:text-style-name="P1" draw:layer="layout" svg:width="0.001cm" svg:height="1.031cm" svg:x="7.106cm" svg:y="8.7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5;p13" draw:style-name="gr10" draw:text-style-name="P6" draw:layer="layout" svg:width="3.577cm" svg:height="0.805cm" svg:x="9.539cm" svg:y="1.104cm">
          <text:p text:style-name="P4"><text:span text:style-name="T6">Acordar públicamente </text:span><text:span text:style-name="T7">p</text:span><text:span text:style-name="T6"> y </text:span><text:span text:style-name="T7">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6;p13" draw:style-name="gr5" draw:text-style-name="P1" draw:layer="layout" svg:width="0.001cm" svg:height="1.031cm" svg:x="15.875cm" svg:y="5.9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13" draw:style-name="gr10" draw:text-style-name="P6" draw:layer="layout" svg:width="3.577cm" svg:height="0.805cm" svg:x="9.762cm" svg:y="13.289cm">
          <text:p text:style-name="P4"><text:span text:style-name="T6">Cifrado simétrico (Ej. AE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8;p13" draw:style-name="gr5" draw:text-style-name="P1" draw:layer="layout" svg:width="0.001cm" svg:height="1.031cm" svg:x="15.875cm" svg:y="8.72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9;p13" draw:style-name="gr5" draw:text-style-name="P1" draw:layer="layout" svg:width="1.297cm" svg:height="0.001cm" svg:x="8.736cm" svg:y="7.8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1;p13" draw:style-name="gr5" draw:text-style-name="P1" draw:layer="layout" svg:width="2.396cm" svg:height="2.356cm" svg:x="11.551cm" svg:y="8.30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2;p13" draw:style-name="gr5" draw:text-style-name="P1" draw:layer="layout" svg:width="1.175cm" svg:height="0.001cm" draw:transform="rotate (-3.14159265358979) translate (14.245cm 7.83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3;p13" draw:style-name="gr5" draw:text-style-name="P1" draw:layer="layout" svg:width="2.584cm" svg:height="2.356cm" svg:x="8.966cm" svg:y="8.301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4;p13" draw:style-name="gr5" draw:text-style-name="P1" draw:layer="layout" svg:width="1.897cm" svg:height="1.462cm" svg:x="8.966cm" svg:y="10.65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5;p13" draw:style-name="gr5" draw:text-style-name="P1" draw:layer="layout" svg:width="1.709cm" svg:height="1.462cm" svg:x="12.236cm" svg:y="10.65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86;p13" draw:style-name="gr5" draw:text-style-name="P1" draw:layer="layout" svg:width="0.001cm" svg:height="0.697cm" svg:x="11.551cm" svg:y="12.59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87;p13" draw:style-name="gr9" draw:text-style-name="P1" draw:layer="layout" svg:width="0.001cm" svg:height="2.612cm" draw:transform="rotate (-3.14159265358979) translate (17.505cm 7.83cm)">
          <text:p/>
          <draw:enhanced-geometry draw:mirror-horizontal="true" draw:mirror-vertical="false" draw:text-areas="0 0 ?f5 ?f6" svg:viewBox="0 0 0 0" draw:type="ooxml-curvedConnector3" draw:modifiers="85333333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Google Shape;80;p13" draw:style-name="gr4" draw:text-style-name="P5" draw:layer="layout" svg:width="3.034cm" svg:height="0.932cm" svg:x="10.033cm" svg:y="7.36cm">
          <text:p text:style-name="P4"><text:span text:style-name="T2">Compartir </text:span><text:span text:style-name="T1">A</text:span><text:span text:style-name="T2"> y </text:span><text:span text:style-name="T1">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3" draw:style-name="gr1" draw:text-style-name="P1" draw:layer="layout" svg:width="1.727cm" svg:height="1.496cm" draw:transform="rotate (-3.14159265358979) translate (4.148cm 8.124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51;g2de0b346f5d_0_0:notes" draw:style-name="gr11" draw:layer="layout" svg:width="16.932cm" svg:height="9.524cm" svg:x="1.059cm" svg:y="1.905cm" draw:page-number="1" presentation:class="page"/>
          <draw:frame draw:name="Google Shape;52;g2de0b346f5d_0_0:notes" presentation:style-name="pr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">
        <draw:custom-shape draw:name="Google Shape;93;p14" draw:style-name="gr6" draw:text-style-name="P6" draw:layer="layout" svg:width="7.837cm" svg:height="1.271cm" svg:x="3.483cm" svg:y="1.578cm">
          <text:p text:style-name="P4"><text:span text:style-name="T8">Generación de clav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4;p14" draw:style-name="gr6" draw:text-style-name="P6" draw:layer="layout" svg:width="9.674cm" svg:height="2.201cm" svg:x="5.198cm" svg:y="4.79cm">
          <text:list text:style-name="L2">
            <text:list-item>
              <text:p text:style-name="P8"><text:span text:style-name="T2">Dos números primos grandes: </text:span><text:span text:style-name="T1">p</text:span><text:span text:style-name="T2">, </text:span><text:span text:style-name="T1">q</text:span></text:p>
            </text:list-item>
            <text:list-item>
              <text:p text:style-name="P8"><text:span text:style-name="T1">n</text:span><text:span text:style-name="T2"> = </text:span><text:span text:style-name="T1">p</text:span><text:span text:style-name="T2"> x </text:span><text:span text:style-name="T1">q</text:span></text:p>
            </text:list-item>
            <text:list-item>
              <text:p text:style-name="P8"><text:span text:style-name="T2">Función Euler de n: </text:span><text:span text:style-name="T1">ϕ</text:span><text:span text:style-name="T2">(</text:span><text:span text:style-name="T1">n</text:span><text:span text:style-name="T2">)=(</text:span><text:span text:style-name="T1">p</text:span><text:span text:style-name="T2">−1)×(</text:span><text:span text:style-name="T1">q</text:span><text:span text:style-name="T2">−1)</text:span></text:p>
            </text:list-item>
          </text:list>
          <text:p text:style-name="P8"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90;g2de1e430a2b_1_19:notes" draw:style-name="gr11" draw:layer="layout" svg:width="16.932cm" svg:height="9.524cm" svg:x="1.059cm" svg:y="1.905cm" draw:page-number="2" presentation:class="page"/>
          <draw:frame draw:name="Google Shape;91;g2de1e430a2b_1_19:notes" presentation:style-name="pr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1="1" draw:dots1-length="0.035cm" draw:distance="0.10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draw:frame draw:name="Google Shape;49;p1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0"/>
    <meta:generator>LibreOfficeDev/6.0.5.2$Linux_X86_64 LibreOffice_project/</meta:generator>
  </office:meta>
</office:document-meta>
</file>